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4cm" svg:stroke-color="#ee220c" draw:stroke-linejoin="miter" svg:stroke-linecap="butt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solid" svg:stroke-width="0.04cm" svg:stroke-color="#000000" draw:stroke-linejoin="miter" svg:stroke-linecap="butt" draw:fill="none" fo:padding-top="0.02cm" fo:padding-bottom="0.02cm" fo:padding-left="0.02cm" fo:padding-right="0.02cm"/>
    </style:style>
    <style:style style:name="gr8" style:family="graphic" style:parent-style-name="standard">
      <style:graphic-properties draw:stroke="solid" svg:stroke-width="0.017cm" svg:stroke-color="#515151" draw:stroke-linejoin="miter" svg:stroke-linecap="butt" draw:fill="none" fo:padding-top="0.008cm" fo:padding-bottom="0.008cm" fo:padding-left="0.008cm" fo:padding-right="0.008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</style:style>
    <style:style style:name="T1" style:family="text">
      <style:text-properties fo:color="#000000" loext:opacity="100%" style:font-name="HelveticaNeue1" fo:font-size="12pt" fo:font-weight="bold" style:font-size-asian="12pt" style:font-weight-asian="bold" style:font-name-complex="HelveticaNeue1" style:font-size-complex="12pt" style:font-weight-complex="bold"/>
    </style:style>
    <style:style style:name="T2" style:family="text">
      <style:text-properties fo:color="#000000" loext:opacity="100%" style:font-name="HelveticaNeue1" fo:font-size="12pt" fo:font-weight="normal" style:font-size-asian="12pt" style:font-weight-asian="normal" style:font-name-complex="HelveticaNeue1" style:font-size-complex="12pt" style:font-weight-complex="normal"/>
    </style:style>
    <style:style style:name="T3" style:family="text">
      <style:text-properties fo:color="#444444" loext:opacity="100%" style:font-name="HelveticaNeue1" fo:font-size="18pt" fo:font-weight="bold" style:font-size-asian="18pt" style:font-weight-asian="bold" style:font-name-complex="HelveticaNeue1" style:font-size-complex="18pt" style:font-weight-complex="bold"/>
    </style:style>
    <style:style style:name="T4" style:family="text">
      <style:text-properties fo:color="#ee220c" loext:opacity="100%" style:font-name="HelveticaNeue1" fo:font-size="14pt" fo:font-weight="bold" style:font-size-asian="14pt" style:font-weight-asian="bold" style:font-name-complex="HelveticaNeue1" style:font-size-complex="14pt" style:font-weight-complex="bold"/>
    </style:style>
    <style:style style:name="T5" style:family="text">
      <style:text-properties fo:color="#ff644e" loext:opacity="100%" style:font-name="HelveticaNeue1" fo:font-size="11pt" fo:font-weight="bold" style:font-size-asian="11pt" style:font-weight-asian="bold" style:font-name-complex="HelveticaNeue1" style:font-size-complex="11pt" style:font-weight-complex="bold"/>
    </style:style>
    <style:style style:name="T6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7" style:family="text">
      <style:text-properties fo:color="#f27200" loext:opacity="100%" style:font-name="TimesNewRoman" fo:font-size="12pt" fo:font-weight="bold" style:font-size-asian="12pt" style:font-weight-asian="bold" style:font-name-complex="TimesNewRoman" style:font-size-complex="12pt" style:font-weight-complex="bold"/>
    </style:style>
    <style:style style:name="T8" style:family="text">
      <style:text-properties fo:color="#000000" loext:opacity="100%" style:font-name="TimesNewRoman" fo:font-size="12pt" fo:font-weight="bold" style:font-size-asian="12pt" style:font-weight-asian="bold" style:font-name-complex="TimesNewRoman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3.812cm" svg:height="0.497cm" svg:x="2.54cm" svg:y="2.852cm">
          <draw:text-box>
            <text:p text:style-name="P2"><text:span text:style-name="T1">Date Released</text:span><text:span text:style-name="T2">: </text:span><text:span text:style-name="T2"><text:tab/></text:span></text:p>
          </draw:text-box>
        </draw:frame>
        <draw:frame draw:style-name="gr2" draw:text-style-name="P3" draw:layer="layout" svg:width="7.317cm" svg:height="0.497cm" svg:x="13.282cm" svg:y="2.852cm">
          <draw:text-box>
            <text:p text:style-name="P2"><text:span text:style-name="T2">Friday, November 24, 2023 14:00 </text:span></text:p>
          </draw:text-box>
        </draw:frame>
        <draw:frame draw:style-name="gr2" draw:text-style-name="P3" draw:layer="layout" svg:width="2.542cm" svg:height="0.497cm" svg:x="2.54cm" svg:y="3.875cm">
          <draw:text-box>
            <text:p text:style-name="P2"><text:span text:style-name="T1">Due Date</text:span><text:span text:style-name="T2">: </text:span><text:span text:style-name="T2"><text:tab/></text:span></text:p>
          </draw:text-box>
        </draw:frame>
        <draw:frame draw:style-name="gr2" draw:text-style-name="P3" draw:layer="layout" svg:width="7.042cm" svg:height="0.497cm" svg:x="13.282cm" svg:y="3.875cm">
          <draw:text-box>
            <text:p text:style-name="P2"><text:span text:style-name="T2">Friday, December 1, 2023 16:00 </text:span></text:p>
          </draw:text-box>
        </draw:frame>
        <draw:frame draw:style-name="gr3" draw:text-style-name="P4" draw:layer="layout" svg:width="8.668cm" svg:height="0.738cm" svg:x="2.54cm" svg:y="5.284cm">
          <draw:text-box>
            <text:p text:style-name="P2"><text:span text:style-name="T3">KIBO PYTHON PROJECT <text:s/></text:span></text:p>
          </draw:text-box>
        </draw:frame>
        <draw:frame draw:style-name="gr4" draw:text-style-name="P5" draw:layer="layout" svg:width="8.884cm" svg:height="0.581cm" svg:x="2.54cm" svg:y="6.808cm">
          <draw:text-box>
            <text:p text:style-name="P2"><text:span text:style-name="T4">Read the Instructions Carefully </text:span></text:p>
          </draw:text-box>
        </draw:frame>
        <draw:frame draw:style-name="gr5" draw:text-style-name="P6" draw:layer="layout" svg:width="4.794cm" svg:height="0.454cm" svg:x="2.54cm" svg:y="8.002cm">
          <draw:text-box>
            <text:p text:style-name="P2"><text:span text:style-name="T5">COURSE COMPLETION</text:span></text:p>
          </draw:text-box>
        </draw:frame>
        <draw:frame draw:style-name="gr2" draw:text-style-name="P3" draw:layer="layout" svg:width="15.653cm" svg:height="0.471cm" svg:x="2.54cm" svg:y="8.923cm">
          <draw:text-box>
            <text:p text:style-name="P2"><text:span text:style-name="T6">You are designing a program to help a teacher keep track of grades for a class. The program </text:span></text:p>
          </draw:text-box>
        </draw:frame>
        <draw:frame draw:style-name="gr2" draw:text-style-name="P3" draw:layer="layout" svg:width="16.351cm" svg:height="0.471cm" svg:x="2.54cm" svg:y="9.452cm">
          <draw:text-box>
            <text:p text:style-name="P2"><text:span text:style-name="T6">should allow the teacher to enter the name and student ID of each student in the class, as well as </text:span></text:p>
          </draw:text-box>
        </draw:frame>
        <draw:frame draw:style-name="gr2" draw:text-style-name="P3" draw:layer="layout" svg:width="16.097cm" svg:height="0.471cm" svg:x="2.54cm" svg:y="9.982cm">
          <draw:text-box>
            <text:p text:style-name="P2"><text:span text:style-name="T6">their grades on two exams and a final project. The program should calculate the final grade for </text:span></text:p>
          </draw:text-box>
        </draw:frame>
        <draw:frame draw:style-name="gr2" draw:text-style-name="P3" draw:layer="layout" svg:width="7.169cm" svg:height="0.471cm" svg:x="2.54cm" svg:y="10.511cm">
          <draw:text-box>
            <text:p text:style-name="P2"><text:span text:style-name="T6">each student using the following formula: </text:span></text:p>
          </draw:text-box>
        </draw:frame>
        <draw:frame draw:style-name="gr2" draw:text-style-name="P3" draw:layer="layout" svg:width="10.374cm" svg:height="0.471cm" svg:x="2.54cm" svg:y="11.569cm">
          <draw:text-box>
            <text:p text:style-name="P2"><text:span text:style-name="T7">Final Grade = 0.3 * Exam1 + 0.3 * Exam2 + 0.4 * Project </text:span></text:p>
          </draw:text-box>
        </draw:frame>
        <draw:frame draw:style-name="gr2" draw:text-style-name="P3" draw:layer="layout" svg:width="16.334cm" svg:height="0.471cm" svg:x="2.54cm" svg:y="12.627cm">
          <draw:text-box>
            <text:p text:style-name="P2"><text:span text:style-name="T6">The program should then generate a report that shows the final grade for each student, sorted by </text:span></text:p>
          </draw:text-box>
        </draw:frame>
        <draw:frame draw:style-name="gr2" draw:text-style-name="P3" draw:layer="layout" svg:width="1.987cm" svg:height="0.471cm" svg:x="2.54cm" svg:y="13.157cm">
          <draw:text-box>
            <text:p text:style-name="P2"><text:span text:style-name="T6">student ID. </text:span></text:p>
          </draw:text-box>
        </draw:frame>
        <draw:frame draw:style-name="gr2" draw:text-style-name="P3" draw:layer="layout" svg:width="16.592cm" svg:height="0.471cm" svg:x="2.54cm" svg:y="14.215cm">
          <draw:text-box>
            <text:p text:style-name="P2"><text:span text:style-name="T6">Write a python program that implements the above requirements. Your program should provide a </text:span></text:p>
          </draw:text-box>
        </draw:frame>
        <draw:frame draw:style-name="gr2" draw:text-style-name="P3" draw:layer="layout" svg:width="14.785cm" svg:height="0.471cm" svg:x="2.54cm" svg:y="14.744cm">
          <draw:text-box>
            <text:p text:style-name="P2"><text:span text:style-name="T6">menu-based console interface that allows the user to select from the following options: </text:span></text:p>
          </draw:text-box>
        </draw:frame>
        <draw:frame draw:style-name="gr2" draw:text-style-name="P3" draw:layer="layout" svg:width="0.422cm" svg:height="0.471cm" svg:x="2.54cm" svg:y="15.802cm">
          <draw:text-box>
            <text:p text:style-name="P2"><text:span text:style-name="T6">1.</text:span></text:p>
          </draw:text-box>
        </draw:frame>
        <draw:frame draw:style-name="gr2" draw:text-style-name="P3" draw:layer="layout" svg:width="3.266cm" svg:height="0.471cm" svg:x="3.175cm" svg:y="15.802cm">
          <draw:text-box>
            <text:p text:style-name="P2"><text:span text:style-name="T6">Add a new student </text:span></text:p>
          </draw:text-box>
        </draw:frame>
        <draw:frame draw:style-name="gr2" draw:text-style-name="P3" draw:layer="layout" svg:width="0.422cm" svg:height="0.471cm" svg:x="2.54cm" svg:y="16.332cm">
          <draw:text-box>
            <text:p text:style-name="P2"><text:span text:style-name="T6">2.</text:span></text:p>
          </draw:text-box>
        </draw:frame>
        <draw:frame draw:style-name="gr2" draw:text-style-name="P3" draw:layer="layout" svg:width="6.953cm" svg:height="0.471cm" svg:x="3.175cm" svg:y="16.332cm">
          <draw:text-box>
            <text:p text:style-name="P2"><text:span text:style-name="T6">Update an existing student's information </text:span></text:p>
          </draw:text-box>
        </draw:frame>
        <draw:frame draw:style-name="gr2" draw:text-style-name="P3" draw:layer="layout" svg:width="0.422cm" svg:height="0.471cm" svg:x="2.54cm" svg:y="16.861cm">
          <draw:text-box>
            <text:p text:style-name="P2"><text:span text:style-name="T6">3.</text:span></text:p>
          </draw:text-box>
        </draw:frame>
        <draw:frame draw:style-name="gr2" draw:text-style-name="P3" draw:layer="layout" svg:width="3.791cm" svg:height="0.471cm" svg:x="3.175cm" svg:y="16.861cm">
          <draw:text-box>
            <text:p text:style-name="P2"><text:span text:style-name="T6">Calculate final grades </text:span></text:p>
          </draw:text-box>
        </draw:frame>
        <draw:frame draw:style-name="gr2" draw:text-style-name="P3" draw:layer="layout" svg:width="0.422cm" svg:height="0.471cm" svg:x="2.54cm" svg:y="17.39cm">
          <draw:text-box>
            <text:p text:style-name="P2"><text:span text:style-name="T6">4.</text:span></text:p>
          </draw:text-box>
        </draw:frame>
        <draw:frame draw:style-name="gr2" draw:text-style-name="P3" draw:layer="layout" svg:width="4.058cm" svg:height="0.471cm" svg:x="3.175cm" svg:y="17.39cm">
          <draw:text-box>
            <text:p text:style-name="P2"><text:span text:style-name="T6">View final grade report </text:span></text:p>
          </draw:text-box>
        </draw:frame>
        <draw:frame draw:style-name="gr2" draw:text-style-name="P3" draw:layer="layout" svg:width="0.422cm" svg:height="0.471cm" svg:x="2.54cm" svg:y="17.919cm">
          <draw:text-box>
            <text:p text:style-name="P2"><text:span text:style-name="T6">5.</text:span></text:p>
          </draw:text-box>
        </draw:frame>
        <draw:frame draw:style-name="gr2" draw:text-style-name="P3" draw:layer="layout" svg:width="2.974cm" svg:height="0.471cm" svg:x="3.175cm" svg:y="17.919cm">
          <draw:text-box>
            <text:p text:style-name="P2"><text:span text:style-name="T6">Exit the program </text:span></text:p>
          </draw:text-box>
        </draw:frame>
        <draw:frame draw:style-name="gr2" draw:text-style-name="P3" draw:layer="layout" svg:width="1.848cm" svg:height="0.471cm" svg:x="2.54cm" svg:y="19.507cm">
          <draw:text-box>
            <text:p text:style-name="P2"><text:span text:style-name="T8">Scenarios </text:span></text:p>
          </draw:text-box>
        </draw:frame>
        <draw:frame draw:style-name="gr2" draw:text-style-name="P3" draw:layer="layout" svg:width="0.422cm" svg:height="0.471cm" svg:x="2.54cm" svg:y="20.565cm">
          <draw:text-box>
            <text:p text:style-name="P2"><text:span text:style-name="T6">•</text:span></text:p>
          </draw:text-box>
        </draw:frame>
        <draw:frame draw:style-name="gr2" draw:text-style-name="P3" draw:layer="layout" svg:width="15.877cm" svg:height="0.471cm" svg:x="2.886cm" svg:y="20.565cm">
          <draw:text-box>
            <text:p text:style-name="P2"><text:span text:style-name="T6">When the user selects "</text:span><text:span text:style-name="T8">Add a new student</text:span><text:span text:style-name="T6">," the program should prompt the user to enter the </text:span></text:p>
          </draw:text-box>
        </draw:frame>
        <draw:frame draw:style-name="gr2" draw:text-style-name="P3" draw:layer="layout" svg:width="13.422cm" svg:height="0.471cm" svg:x="2.886cm" svg:y="21.094cm">
          <draw:text-box>
            <text:p text:style-name="P2"><text:span text:style-name="T6">name and student ID of the new student, and then add them to the class roster. <text:s/></text:span></text:p>
          </draw:text-box>
        </draw:frame>
        <draw:frame draw:style-name="gr2" draw:text-style-name="P3" draw:layer="layout" svg:width="0.422cm" svg:height="0.471cm" svg:x="2.54cm" svg:y="22.152cm">
          <draw:text-box>
            <text:p text:style-name="P2"><text:span text:style-name="T6">•</text:span></text:p>
          </draw:text-box>
        </draw:frame>
        <draw:frame draw:style-name="gr2" draw:text-style-name="P3" draw:layer="layout" svg:width="15.099cm" svg:height="0.471cm" svg:x="2.886cm" svg:y="22.152cm">
          <draw:text-box>
            <text:p text:style-name="P2"><text:span text:style-name="T6">When the user selects "</text:span><text:span text:style-name="T8">Update an existing student's information,</text:span><text:span text:style-name="T6">" the program should </text:span></text:p>
          </draw:text-box>
        </draw:frame>
        <draw:frame draw:style-name="gr2" draw:text-style-name="P3" draw:layer="layout" svg:width="15.293cm" svg:height="0.471cm" svg:x="2.886cm" svg:y="22.682cm">
          <draw:text-box>
            <text:p text:style-name="P2"><text:span text:style-name="T6">prompt the user to enter the student ID of the student to update, and then allow the user to </text:span></text:p>
          </draw:text-box>
        </draw:frame>
        <draw:frame draw:style-name="gr2" draw:text-style-name="P3" draw:layer="layout" svg:width="6.953cm" svg:height="0.471cm" svg:x="2.886cm" svg:y="23.211cm">
          <draw:text-box>
            <text:p text:style-name="P2"><text:span text:style-name="T6">update any of the fields for that student. <text:s/></text:span></text:p>
          </draw:text-box>
        </draw:frame>
        <draw:frame draw:style-name="gr2" draw:text-style-name="P3" draw:layer="layout" svg:width="0.422cm" svg:height="0.471cm" svg:x="2.54cm" svg:y="24.269cm">
          <draw:text-box>
            <text:p text:style-name="P2"><text:span text:style-name="T6">•</text:span></text:p>
          </draw:text-box>
        </draw:frame>
        <draw:frame draw:style-name="gr2" draw:text-style-name="P3" draw:layer="layout" svg:width="15.831cm" svg:height="0.471cm" svg:x="2.886cm" svg:y="24.269cm">
          <draw:text-box>
            <text:p text:style-name="P2"><text:span text:style-name="T6">When the user selects "</text:span><text:span text:style-name="T8">Calculate final grades</text:span><text:span text:style-name="T6">," the program should calculate the final grade </text:span></text:p>
          </draw:text-box>
        </draw:frame>
        <draw:line draw:style-name="gr6" draw:text-style-name="P7" draw:layer="layout" svg:x1="2.54cm" svg:y1="7.315cm" svg:x2="10.125cm" svg:y2="7.315cm">
          <text:p/>
        </draw:line>
        <draw:line draw:style-name="gr7" draw:text-style-name="P7" draw:layer="layout" svg:x1="2.54cm" svg:y1="19.929cm" svg:x2="4.28cm" svg:y2="19.929cm">
          <text:p/>
        </draw:line>
        <draw:line draw:style-name="gr8" draw:text-style-name="P7" draw:layer="layout" svg:x1="2.54cm" svg:y1="6.673cm" svg:x2="19.05cm" svg:y2="6.673cm">
          <text:p/>
        </draw:line>
        <draw:frame draw:style-name="gr2" draw:text-style-name="P3" draw:layer="layout" svg:width="5.002cm" svg:height="0.471cm" svg:x="2.886cm" svg:y="24.798cm">
          <draw:text-box>
            <text:p text:style-name="P2"><text:span text:style-name="T6">for each student in the class. 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0.422cm" svg:height="0.471cm" svg:x="2.54cm" svg:y="3.391cm">
          <draw:text-box>
            <text:p text:style-name="P2"><text:span text:style-name="T6">•</text:span></text:p>
          </draw:text-box>
        </draw:frame>
        <draw:frame draw:style-name="gr2" draw:text-style-name="P3" draw:layer="layout" svg:width="16.06cm" svg:height="0.471cm" svg:x="2.886cm" svg:y="3.391cm">
          <draw:text-box>
            <text:p text:style-name="P2"><text:span text:style-name="T6">When the user selects "</text:span><text:span text:style-name="T8">View final grade report</text:span><text:span text:style-name="T6">," the program should display a table showing </text:span></text:p>
          </draw:text-box>
        </draw:frame>
        <draw:frame draw:style-name="gr2" draw:text-style-name="P3" draw:layer="layout" svg:width="9.214cm" svg:height="0.471cm" svg:x="2.886cm" svg:y="3.92cm">
          <draw:text-box>
            <text:p text:style-name="P2"><text:span text:style-name="T6">the final grade for each student, sorted by student ID. <text:s/></text:span></text:p>
          </draw:text-box>
        </draw:frame>
        <draw:frame draw:style-name="gr2" draw:text-style-name="P3" draw:layer="layout" svg:width="0.422cm" svg:height="0.471cm" svg:x="2.54cm" svg:y="4.978cm">
          <draw:text-box>
            <text:p text:style-name="P2"><text:span text:style-name="T6">•</text:span></text:p>
          </draw:text-box>
        </draw:frame>
        <draw:frame draw:style-name="gr2" draw:text-style-name="P3" draw:layer="layout" svg:width="12.664cm" svg:height="0.471cm" svg:x="2.886cm" svg:y="4.978cm">
          <draw:text-box>
            <text:p text:style-name="P2"><text:span text:style-name="T6">When the user selects "</text:span><text:span text:style-name="T8">Exit the program</text:span><text:span text:style-name="T6">," the program should terminate. </text:span></text:p>
          </draw:text-box>
        </draw:frame>
        <draw:frame draw:style-name="gr2" draw:text-style-name="P3" draw:layer="layout" svg:width="15.856cm" svg:height="0.471cm" svg:x="2.54cm" svg:y="6.037cm">
          <draw:text-box>
            <text:p text:style-name="P2"><text:span text:style-name="T6">Your program should use arrays to store the student information and grades. You should also </text:span></text:p>
          </draw:text-box>
        </draw:frame>
        <draw:frame draw:style-name="gr2" draw:text-style-name="P3" draw:layer="layout" svg:width="8.003cm" svg:height="0.471cm" svg:x="2.54cm" svg:y="6.566cm">
          <draw:text-box>
            <text:p text:style-name="P2"><text:span text:style-name="T6">write functions to perform the following tasks: </text:span></text:p>
          </draw:text-box>
        </draw:frame>
        <draw:frame draw:style-name="gr2" draw:text-style-name="P3" draw:layer="layout" svg:width="0.422cm" svg:height="0.471cm" svg:x="2.54cm" svg:y="7.624cm">
          <draw:text-box>
            <text:p text:style-name="P2"><text:span text:style-name="T6">1.</text:span></text:p>
          </draw:text-box>
        </draw:frame>
        <draw:frame draw:style-name="gr2" draw:text-style-name="P3" draw:layer="layout" svg:width="9.535cm" svg:height="0.471cm" svg:x="3.175cm" svg:y="7.624cm">
          <draw:text-box>
            <text:p text:style-name="P2"><text:span text:style-name="T6">Initialize the student array with data from the user input </text:span></text:p>
          </draw:text-box>
        </draw:frame>
        <draw:frame draw:style-name="gr2" draw:text-style-name="P3" draw:layer="layout" svg:width="0.422cm" svg:height="0.471cm" svg:x="2.54cm" svg:y="8.153cm">
          <draw:text-box>
            <text:p text:style-name="P2"><text:span text:style-name="T6">2.</text:span></text:p>
          </draw:text-box>
        </draw:frame>
        <draw:frame draw:style-name="gr2" draw:text-style-name="P3" draw:layer="layout" svg:width="6.145cm" svg:height="0.471cm" svg:x="3.175cm" svg:y="8.153cm">
          <draw:text-box>
            <text:p text:style-name="P2"><text:span text:style-name="T6">Sort the student array by student ID </text:span></text:p>
          </draw:text-box>
        </draw:frame>
        <draw:frame draw:style-name="gr2" draw:text-style-name="P3" draw:layer="layout" svg:width="0.422cm" svg:height="0.471cm" svg:x="2.54cm" svg:y="8.683cm">
          <draw:text-box>
            <text:p text:style-name="P2"><text:span text:style-name="T6">3.</text:span></text:p>
          </draw:text-box>
        </draw:frame>
        <draw:frame draw:style-name="gr2" draw:text-style-name="P3" draw:layer="layout" svg:width="7.051cm" svg:height="0.471cm" svg:x="3.175cm" svg:y="8.683cm">
          <draw:text-box>
            <text:p text:style-name="P2"><text:span text:style-name="T6">Calculate the final grade for each student </text:span></text:p>
          </draw:text-box>
        </draw:frame>
        <draw:frame draw:style-name="gr2" draw:text-style-name="P3" draw:layer="layout" svg:width="16.241cm" svg:height="0.471cm" svg:x="2.54cm" svg:y="9.741cm">
          <draw:text-box>
            <text:p text:style-name="P2"><text:span text:style-name="T6">Your program should be well-documented, including comments explaining the purpose of each </text:span></text:p>
          </draw:text-box>
        </draw:frame>
        <draw:frame draw:style-name="gr2" draw:text-style-name="P3" draw:layer="layout" svg:width="13.316cm" svg:height="0.471cm" svg:x="2.54cm" svg:y="10.27cm">
          <draw:text-box>
            <text:p text:style-name="P2"><text:span text:style-name="T6">function and variable, and should be free from memory leaks and other errors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Neue" svg:font-family="HelveticaNeue" style:font-pitch="variable"/>
    <style:font-face style:name="HelveticaNeue1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24T16:18:03.676106630</dc:date>
    <meta:editing-duration>PT5M49S</meta:editing-duration>
    <meta:editing-cycles>2</meta:editing-cycles>
    <meta:generator>LibreOffice/7.3.7.2$Linux_X86_64 LibreOffice_project/30$Build-2</meta:generator>
    <meta:document-statistic meta:object-count="57"/>
  </office:meta>
</office:document-meta>
</file>